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2.77mm"/>
    </style:style>
    <style:style style:name="co4" style:family="table-column">
      <style:table-column-properties fo:break-before="auto" style:column-width="108.2mm"/>
    </style:style>
    <style:style style:name="co5" style:family="table-column">
      <style:table-column-properties fo:break-before="auto" style:column-width="39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7.3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 style:rotation-angle="90"/>
    </style:style>
    <style:style style:name="ce3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Encuadr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xposicion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area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rácticas clas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xamen (prácticos)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utoevaluació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SUM([.B2:.B6])" office:value-type="float" office:value="100" calcext:value-type="float">
            <text:p>100</text:p>
          </table:table-cell>
        </table:table-row>
      </table:table>
      <table:table table:name="Asistencia" table:style-name="ta1"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gost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01 212672004 CHAVARIN VILLA WILLMAR DAVID LIE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02 212674252 DELGADILLO FLETES DANIEL LIE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03 215800178 DIAZ BRICE~O EMMANUEL SALVADOR LIEC</text:p>
          </table:table-cell>
          <table:table-cell table:number-columns-repeated="3"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04 212677669 GALLEGOS RUIZ JOSE DE JESUS LIE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05 215800313 HERNANDEZ RIVERA RAFAEL LIE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06 215800186 MARTINEZ MACIAS EFRAIN ESAU LIEC</text:p>
          </table:table-cell>
          <table:table-cell table:number-columns-repeated="3"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07 216280143 RODRIGUEZ NU~EZ MOISES HUMBERTO LIEC</text:p>
          </table:table-cell>
          <table:table-cell table:number-columns-repeated="3"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08 212456352 VAZQUEZ GARCIA JORGE ALEJANDRO LIEC</text:p>
          </table:table-cell>
          <table:table-cell table:number-columns-repeated="3" office:value-type="string" calcext:value-type="string">
            <text:p>A</text:p>
          </table:table-cell>
        </table:table-row>
      </table:table>
      <table:table table:name="Actividades" table:style-name="ta1">
        <table:table-column table:style-name="co4" table:default-cell-style-name="ce1"/>
        <table:table-column table:style-name="co2" table:visibility="collapse" table:number-columns-repeated="3" table:default-cell-style-name="ce1"/>
        <table:table-column table:style-name="co5" table:visibility="collapse" table:default-cell-style-name="ce1"/>
        <table:table-column table:style-name="co2" table:visibility="collapse" table:number-columns-repeated="6" table:default-cell-style-name="ce1"/>
        <table:table-column table:style-name="co2" table:number-columns-repeated="1013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raducción y análisis de la intersección de líneas</text:p>
          </table:table-cell>
          <table:table-cell table:style-name="ce2" office:value-type="string" calcext:value-type="string">
            <text:p>Programa intersección de n lineas v1</text:p>
          </table:table-cell>
          <table:table-cell table:style-name="ce2" office:value-type="string" calcext:value-type="string">
            <text:p>Programa intersección de n lineas v2 (completo)</text:p>
          </table:table-cell>
          <table:table-cell table:style-name="ce2" office:value-type="string" calcext:value-type="string">
            <text:p>Ejercicios 2.5 al 2.9 de la página 42, del libro "COMPUTATIONAL GEOMETRY, ALGORITHMS AND APLICATIONS"</text:p>
          </table:table-cell>
          <table:table-cell table:style-name="ce2" office:value-type="string" calcext:value-type="string">
            <text:p/>
            <text:p>Implementación de una DCEL</text:p>
          </table:table-cell>
          <table:table-cell table:style-name="ce2" office:value-type="string" calcext:value-type="string">
            <text:p>Exposiciones algoritmos operaciones boleanas</text:p>
          </table:table-cell>
          <table:table-cell table:style-name="ce2" office:value-type="string" calcext:value-type="string">
            <text:p>Resumen envolvente convexa</text:p>
          </table:table-cell>
          <table:table-cell table:style-name="ce2" office:value-type="string" calcext:value-type="string">
            <text:p>Euler, y la Triangulación de Deulanay </text:p>
          </table:table-cell>
          <table:table-cell table:style-name="ce2" office:value-type="string" calcext:value-type="string">
            <text:p>Análisis ténicas swep line (linea de barrido)</text:p>
          </table:table-cell>
          <table:table-cell table:style-name="ce2" office:value-type="string" calcext:value-type="string">
            <text:p/>
            <text:p>Análisis algoritmo Jarvis vs Graham</text:p>
          </table:table-cell>
          <table:table-cell office:value-type="string" calcext:value-type="string">
            <text:p>Fórmula de Eul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1 212672004 CHAVARIN VILLA WILLMAR DAVID LIEC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5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2 212674252 DELGADILLO FLETES DANIEL LIEC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3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3 215800178 DIAZ BRICE~O EMMANUEL SALVADOR LIEC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/>
          <table:table-cell table:number-columns-repeated="3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4 212677669 GALLEGOS RUIZ JOSE DE JESUS LIEC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5 215800313 HERNANDEZ RIVERA RAFAEL LIEC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3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6 215800186 MARTINEZ MACIAS EFRAIN ESAU LIEC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5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7 216280143 RODRIGUEZ NU~EZ MOISES HUMBERTO LIEC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5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8 212456352 VAZQUEZ GARCIA JORGE ALEJANDRO LIEC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101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3">00/00/0000</text:date>, <text:time style:data-style-name="N2" text:time-value="08:20:50.89948091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14:12:21.851605142</meta:creation-date>
    <dc:date>2018-11-03T08:37:45.097367912</dc:date>
    <meta:editing-duration>PT2H20M6S</meta:editing-duration>
    <meta:editing-cycles>27</meta:editing-cycles>
    <meta:generator>LibreOffice/5.1.6.2$Linux_X86_64 LibreOffice_project/10m0$Build-2</meta:generator>
    <meta:document-statistic meta:table-count="3" meta:cell-count="124" meta:object-count="0"/>
  </office:meta>
</office:document-meta>
</file>